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191000001A33FC0EAA2DBC0DDB1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"/>
    <style:font-face style:name="Courier New1" svg:font-family="'Courier New'" style:font-family-generic="modern"/>
    <style:font-face style:name="Arial1" svg:font-family="Arial, Arial" style:font-family-generic="swiss"/>
    <style:font-face style:name="Liberation Mono" svg:font-family="'Liberation Mono'" style:font-family-generic="modern" style:font-pitch="fixed"/>
    <style:font-face style:name="Andale Mono" svg:font-family="'Andale Mono'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6.889cm" fo:margin-left="0.116cm" table:align="left"/>
    </style:style>
    <style:style style:name="Table2.A" style:family="table-column">
      <style:table-column-properties style:column-width="16.889cm"/>
    </style:style>
    <style:style style:name="Table2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3" style:family="table">
      <style:table-properties style:width="16.889cm" fo:margin-left="0.116cm" table:align="left"/>
    </style:style>
    <style:style style:name="Table3.A" style:family="table-column">
      <style:table-column-properties style:column-width="16.889cm"/>
    </style:style>
    <style:style style:name="Table3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5" style:family="table">
      <style:table-properties style:width="16.889cm" fo:margin-left="0.116cm" table:align="left"/>
    </style:style>
    <style:style style:name="Table5.A" style:family="table-column">
      <style:table-column-properties style:column-width="16.889cm"/>
    </style:style>
    <style:style style:name="Table5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6" style:family="table">
      <style:table-properties style:width="16.889cm" fo:margin-left="0.116cm" table:align="left"/>
    </style:style>
    <style:style style:name="Table6.A" style:family="table-column">
      <style:table-column-properties style:column-width="16.889cm"/>
    </style:style>
    <style:style style:name="Table6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7" style:family="table">
      <style:table-properties style:width="16.889cm" fo:margin-left="0.116cm" table:align="left"/>
    </style:style>
    <style:style style:name="Table7.A" style:family="table-column">
      <style:table-column-properties style:column-width="16.889cm"/>
    </style:style>
    <style:style style:name="Table7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" style:family="table">
      <style:table-properties style:width="16.889cm" fo:margin-left="0.116cm" table:align="left"/>
    </style:style>
    <style:style style:name="Table1.A" style:family="table-column">
      <style:table-column-properties style:column-width="16.889cm"/>
    </style:style>
    <style:style style:name="Table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8" style:family="table">
      <style:table-properties style:width="16.889cm" fo:margin-left="0.116cm" table:align="left"/>
    </style:style>
    <style:style style:name="Table8.A" style:family="table-column">
      <style:table-column-properties style:column-width="16.889cm"/>
    </style:style>
    <style:style style:name="Table8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5.787cm" fo:margin-left="1.219cm" table:align="left"/>
    </style:style>
    <style:style style:name="Table9.A" style:family="table-column">
      <style:table-column-properties style:column-width="15.787cm"/>
    </style:style>
    <style:style style:name="Table9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0" style:family="table">
      <style:table-properties style:width="15.191cm" fo:margin-left="1.815cm" table:align="left"/>
    </style:style>
    <style:style style:name="Table10.A" style:family="table-column">
      <style:table-column-properties style:column-width="15.191cm"/>
    </style:style>
    <style:style style:name="Table10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5.214cm" fo:margin-left="1.792cm" table:align="left"/>
    </style:style>
    <style:style style:name="Table11.A" style:family="table-column">
      <style:table-column-properties style:column-width="15.214cm"/>
    </style:style>
    <style:style style:name="Table1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2" style:family="table">
      <style:table-properties style:width="15.214cm" fo:margin-left="1.792cm" table:align="left"/>
    </style:style>
    <style:style style:name="Table12.A" style:family="table-column">
      <style:table-column-properties style:column-width="15.214cm"/>
    </style:style>
    <style:style style:name="Table12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3" style:family="table">
      <style:table-properties style:width="16.734cm" fo:margin-left="0.272cm" table:align="left"/>
    </style:style>
    <style:style style:name="Table13.A" style:family="table-column">
      <style:table-column-properties style:column-width="16.734cm"/>
    </style:style>
    <style:style style:name="Table13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P2" style:family="paragraph" style:parent-style-name="Header">
      <style:text-properties fo:language="es" fo:country="ES"/>
    </style:style>
    <style:style style:name="P3" style:family="paragraph" style:parent-style-name="Text_20_body">
      <loext:graphic-properties draw:fill="none"/>
      <style:paragraph-properties fo:margin-left="0cm" fo:margin-right="0cm" fo:margin-top="0.423cm" fo:margin-bottom="0.212cm" loext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4" style:family="paragraph" style:parent-style-name="Table_20_Contents">
      <loext:graphic-properties draw:fill="none"/>
      <style:paragraph-properties fo:margin-left="0cm" fo:margin-right="0cm" fo:margin-top="0.4cm" fo:margin-bottom="0cm" loext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12b2ec"/>
    </style:style>
    <style:style style:name="P5" style:family="paragraph" style:parent-style-name="Table_20_Contents">
      <loext:graphic-properties draw:fill="none"/>
      <style:paragraph-properties fo:margin-left="0cm" fo:margin-right="0cm" fo:margin-top="0.4cm" fo:margin-bottom="0cm" loext:contextual-spacing="false" fo:line-height="150%" fo:text-align="justify" style:justify-single-word="false" fo:text-indent="0cm" style:auto-text-indent="false" fo:background-color="transparent" style:text-autospace="none"/>
      <style:text-properties fo:color="#1a237e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" style:family="paragraph" style:parent-style-name="Table_20_Contents">
      <loext:graphic-properties draw:fill="none"/>
      <style:paragraph-properties fo:margin-left="0cm" fo:margin-right="0cm" fo:margin-top="0.4cm" fo:margin-bottom="0cm" loext:contextual-spacing="false" fo:line-height="150%" fo:text-align="justify" style:justify-single-word="false" fo:text-indent="0cm" style:auto-text-indent="false" fo:background-color="transparent" style:text-autospace="none"/>
      <style:text-properties fo:color="#1a237e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12b2e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.4cm" loext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bold" officeooo:rsid="0088be62" officeooo:paragraph-rsid="0112b2ec" fo:background-color="#ffffff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8" style:family="paragraph" style:parent-style-name="Footer">
      <style:text-properties officeooo:paragraph-rsid="00192736"/>
    </style:style>
    <style:style style:name="P9" style:family="paragraph" style:parent-style-name="Footer">
      <style:text-properties fo:language="es" fo:country="ES"/>
    </style:style>
    <style:style style:name="P10" style:family="paragraph" style:parent-style-name="Table_20_Contents">
      <loext:graphic-properties draw:fill="none"/>
      <style:paragraph-properties fo:margin-left="0.199cm" fo:margin-right="0cm" fo:margin-top="0.4cm" fo:margin-bottom="0cm" loext:contextual-spacing="false" fo:line-height="150%" fo:text-align="justify" style:justify-single-word="false" fo:text-indent="0cm" style:auto-text-indent="false" fo:background-color="transparent" style:text-autospace="none"/>
      <style:text-properties fo:color="#1a237e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1" style:family="paragraph" style:parent-style-name="Table_20_Contents">
      <loext:graphic-properties draw:fill="none"/>
      <style:paragraph-properties fo:margin-left="0.199cm" fo:margin-right="0cm" fo:margin-top="0.4cm" fo:margin-bottom="0.199cm" loext:contextual-spacing="false" fo:line-height="150%" fo:text-align="justify" style:justify-single-word="false" fo:text-indent="0cm" style:auto-text-indent="false" fo:background-color="transparent" style:text-autospace="none"/>
      <style:text-properties style:font-name="Arial" fo:language="ca" fo:country="ES" officeooo:paragraph-rsid="0111c3d9"/>
    </style:style>
    <style:style style:name="P12" style:family="paragraph" style:parent-style-name="Table_20_Contents">
      <loext:graphic-properties draw:fill="none"/>
      <style:paragraph-properties fo:margin-left="0.199cm" fo:margin-right="0cm" fo:margin-top="0.4cm" fo:margin-bottom="0.199cm" loext:contextual-spacing="false" fo:line-height="150%" fo:text-align="justify" style:justify-single-word="false" fo:text-indent="0cm" style:auto-text-indent="false" fo:background-color="transparent" style:text-autospace="none"/>
      <style:text-properties fo:language="ca" fo:country="ES" officeooo:paragraph-rsid="0112b2ec"/>
    </style:style>
    <style:style style:name="P13" style:family="paragraph" style:parent-style-name="Text_20_body">
      <style:paragraph-properties fo:text-align="end" style:justify-single-word="false"/>
      <style:text-properties fo:color="#000000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4" style:family="paragraph" style:parent-style-name="Standard">
      <style:paragraph-properties fo:margin-top="0cm" fo:margin-bottom="0.4cm" loext:contextual-spacing="false" fo:line-height="150%" fo:text-align="justify" style:justify-single-word="false"/>
      <style:text-properties fo:color="#000000" style:font-name="Arial" fo:font-size="10pt" fo:language="es" fo:country="ES" fo:font-style="normal" fo:font-weight="bold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5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style:text-line-through-style="none" style:text-line-through-type="none" style:font-name="Arial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6" style:family="paragraph" style:parent-style-name="Standard">
      <loext:graphic-properties draw:fill="none"/>
      <style:paragraph-properties fo:margin-left="0.4cm" fo:margin-right="0cm" fo:margin-top="0cm" fo:margin-bottom="0.4cm" loext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c9dd7b" officeooo:paragraph-rsid="0112b2ec" fo:background-color="#ffffff" style:font-size-asian="10pt" style:font-style-asian="normal" style:font-weight-asian="bold" style:font-name-complex="Arial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loext:graphic-properties draw:fill="none"/>
      <style:paragraph-properties fo:margin-left="0.7cm" fo:margin-right="0cm" fo:margin-top="0cm" fo:margin-bottom="0cm" loext:contextual-spacing="false" fo:line-height="150%" fo:text-align="justify" style:justify-single-word="false" fo:text-indent="-0.64cm" style:auto-text-indent="false" fo:background-color="transparent" text:number-lines="false" text:line-number="0" style:text-autospace="none"/>
      <style:text-properties officeooo:paragraph-rsid="0112b2ec"/>
    </style:style>
    <style:style style:name="P18" style:family="paragraph" style:parent-style-name="Standard">
      <loext:graphic-properties draw:fill="none"/>
      <style:paragraph-properties fo:margin-left="0.7cm" fo:margin-right="0cm" fo:margin-top="0cm" fo:margin-bottom="0cm" loext:contextual-spacing="false" fo:line-height="150%" fo:text-align="justify" style:justify-single-word="false" fo:text-indent="-0.64cm" style:auto-text-indent="false" fo:background-color="transparent" text:number-lines="false" text:line-number="0" style:text-autospace="none"/>
      <style:text-properties fo:color="#000000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6c6bf2" officeooo:paragraph-rsid="0112b2ec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loext:graphic-properties draw:fill="none"/>
      <style:paragraph-properties fo:margin-top="0cm" fo:margin-bottom="0cm" loext:contextual-spacing="false" fo:line-height="150%" fo:text-align="justify" style:justify-single-word="false" fo:background-color="transparent" text:number-lines="false" text:line-number="0" style:text-autospace="none"/>
      <style:text-properties fo:color="#000000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6c6bf2" officeooo:paragraph-rsid="0112b2ec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20" style:family="paragraph" style:parent-style-name="Header" style:list-style-name="L1">
      <loext:graphic-properties draw:fill="none"/>
      <style:paragraph-properties fo:margin-left="0.4cm" fo:margin-right="0cm" fo:margin-top="0cm" fo:margin-bottom="0.3cm" loext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style:font-name="Arial" fo:font-size="12pt" fo:language="ca" fo:country="ES" officeooo:paragraph-rsid="0111c3d9" style:font-size-asian="10.5pt" style:font-size-complex="12pt" style:font-weight-complex="bold"/>
    </style:style>
    <style:style style:name="P21" style:family="paragraph" style:parent-style-name="Header" style:list-style-name="L1">
      <loext:graphic-properties draw:fill="none"/>
      <style:paragraph-properties fo:margin-left="0.4cm" fo:margin-right="0cm" fo:margin-top="0cm" fo:margin-bottom="0.3cm" loext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style:text-outline="false" style:text-line-through-style="none" style:text-line-through-type="none" style:font-name="Arial" fo:language="ca" fo:country="ES" fo:font-style="normal" fo:text-shadow="none" style:text-underline-style="none" fo:font-weight="normal" officeooo:rsid="00c9dd7b" officeooo:paragraph-rsid="01132a33" style:font-style-asian="normal" style:font-weight-asian="normal" style:font-style-complex="normal" style:font-weight-complex="normal" style:text-overline-style="none" style:text-overline-color="font-color"/>
    </style:style>
    <style:style style:name="P22" style:family="paragraph" style:parent-style-name="Header" style:list-style-name="L1">
      <loext:graphic-properties draw:fill="none"/>
      <style:paragraph-properties fo:margin-left="0.4cm" fo:margin-right="0cm" fo:margin-top="0cm" fo:margin-bottom="0.3cm" loext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2b2ec"/>
    </style:style>
    <style:style style:name="P23" style:family="paragraph" style:parent-style-name="Header" style:list-style-name="L1">
      <loext:graphic-properties draw:fill="none"/>
      <style:paragraph-properties fo:margin-left="0.4cm" fo:margin-right="0cm" fo:line-height="150%" fo:text-align="start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1c3d9"/>
    </style:style>
    <style:style style:name="P24" style:family="paragraph" style:parent-style-name="Header" style:list-style-name="L1">
      <loext:graphic-properties draw:fill="none"/>
      <style:paragraph-properties fo:margin-left="0.4cm" fo:margin-right="0cm" fo:line-height="150%" fo:text-align="start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style:font-name="Arial" fo:font-size="12pt" fo:language="ca" fo:country="ES" officeooo:paragraph-rsid="0111c3d9" style:font-size-asian="10.5pt" style:font-size-complex="12pt" style:font-weight-complex="bold"/>
    </style:style>
    <style:style style:name="P25" style:family="paragraph" style:parent-style-name="Header" style:list-style-name="L1">
      <loext:graphic-properties draw:fill="none"/>
      <style:paragraph-properties fo:margin-left="0.4cm" fo:margin-right="0cm" fo:margin-top="0.4cm" fo:margin-bottom="0cm" loext:contextual-spacing="false" fo:line-height="150%" fo:text-align="start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text-outline="false" style:text-line-through-style="none" style:text-line-through-type="none" style:font-name="Arial" fo:font-size="12pt" fo:language="ca" fo:country="ES" fo:font-style="italic" fo:text-shadow="none" style:text-underline-style="none" fo:font-weight="bold" officeooo:rsid="00af9772" officeooo:paragraph-rsid="0111c3d9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Heading_20_1">
      <style:paragraph-properties fo:text-align="center" style:justify-single-word="false"/>
      <style:text-properties fo:color="#000000" style:text-line-through-style="none" style:text-line-through-type="none" style:font-name="Arial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Heading_20_1">
      <style:paragraph-properties fo:text-align="center" style:justify-single-word="false"/>
      <style:text-properties fo:color="#000000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Heading_20_1">
      <style:paragraph-properties fo:text-align="end" style:justify-single-word="false"/>
      <style:text-properties fo:color="#000000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30" style:family="paragraph" style:parent-style-name="Standard" style:list-style-name="L1">
      <loext:graphic-properties draw:fill="none"/>
      <style:paragraph-properties fo:margin-left="0cm" fo:margin-right="0cm" fo:margin-top="0cm" fo:margin-bottom="0.4cm" loext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Arial" fo:font-size="10pt" fo:language="es" fo:country="ES" fo:font-style="normal" fo:font-weight="bold" officeooo:paragraph-rsid="0111c3d9" fo:background-color="#fffff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1" style:family="paragraph" style:parent-style-name="Standard" style:list-style-name="L2">
      <loext:graphic-properties draw:fill="none"/>
      <style:paragraph-properties fo:margin-left="0cm" fo:margin-right="0cm" fo:margin-top="0cm" fo:margin-bottom="0.4cm" loext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6c6bf2" officeooo:paragraph-rsid="0112b2ec" fo:background-color="#ffffff" style:font-name-asian="Arial1" style:font-size-asian="10pt" style:font-style-asian="normal" style:font-weight-asian="bold" style:font-name-complex="Arial" style:font-size-complex="10pt" style:font-style-complex="normal" style:font-weight-complex="bold" style:text-overline-style="none" style:text-overline-color="font-color"/>
    </style:style>
    <style:style style:name="P32" style:family="paragraph" style:parent-style-name="Standard" style:list-style-name="L1">
      <loext:graphic-properties draw:fill="none"/>
      <style:paragraph-properties fo:margin-left="0cm" fo:margin-right="0cm" fo:margin-top="0cm" fo:margin-bottom="0.4cm" loext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style:font-name="Arial" fo:font-size="12pt" fo:language="es" fo:country="ES" fo:font-style="normal" fo:font-weight="bold" officeooo:rsid="0088be62" officeooo:paragraph-rsid="0112b2ec" fo:background-color="#ffffff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33" style:family="paragraph" style:parent-style-name="Standard" style:list-style-name="L2">
      <loext:graphic-properties draw:fill="none"/>
      <style:paragraph-properties fo:margin-left="0cm" fo:margin-right="0cm" fo:margin-top="0cm" fo:margin-bottom="0.4cm" loext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bold" officeooo:rsid="0088be62" officeooo:paragraph-rsid="0112b2ec" fo:background-color="#ffffff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34" style:family="paragraph" style:parent-style-name="Standard" style:list-style-name="L2">
      <loext:graphic-properties draw:fill="none"/>
      <style:paragraph-properties fo:margin-left="0cm" fo:margin-right="0cm" fo:margin-top="0cm" fo:margin-bottom="0.4cm" loext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88be62" officeooo:paragraph-rsid="0112b2ec" fo:background-color="#ffffff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35" style:family="paragraph" style:parent-style-name="Standard" style:list-style-name="L1">
      <loext:graphic-properties draw:fill="none"/>
      <style:paragraph-properties fo:margin-left="0cm" fo:margin-right="0cm" fo:margin-top="0cm" fo:margin-bottom="0.4cm" loext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93c0a9" officeooo:paragraph-rsid="0111c3d9" fo:background-color="#ffffff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36" style:family="paragraph" style:parent-style-name="Standard" style:list-style-name="L1">
      <loext:graphic-properties draw:fill="none"/>
      <style:paragraph-properties fo:margin-left="0cm" fo:margin-right="0cm" fo:margin-top="0cm" fo:margin-bottom="0.4cm" loext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368d4d" officeooo:paragraph-rsid="0111c3d9" fo:background-color="#fffff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P37" style:family="paragraph" style:parent-style-name="Table_20_Contents" style:list-style-name="L1">
      <loext:graphic-properties draw:fill="none"/>
      <style:paragraph-properties fo:margin-left="0cm" fo:margin-right="0cm" fo:margin-top="0.4cm" fo:margin-bottom="0cm" loext:contextual-spacing="false" fo:line-height="150%" fo:text-align="justify" style:justify-single-word="false" fo:text-indent="0cm" style:auto-text-indent="false" fo:background-color="transparent" style:text-autospace="none"/>
      <style:text-properties fo:color="#1a237e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officeooo:paragraph-rsid="0111c3d9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8" style:family="paragraph" style:parent-style-name="Table_20_Contents" style:list-style-name="L2">
      <loext:graphic-properties draw:fill="none"/>
      <style:paragraph-properties fo:margin-left="0cm" fo:margin-right="0cm" fo:margin-top="0.4cm" fo:margin-bottom="0cm" loext:contextual-spacing="false" fo:line-height="150%" fo:text-align="justify" style:justify-single-word="false" fo:text-indent="0cm" style:auto-text-indent="false" fo:background-color="transparent" style:text-autospace="none"/>
      <style:text-properties fo:color="#1a237e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12b2e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9" style:family="paragraph" style:parent-style-name="Table_20_Contents" style:list-style-name="L1">
      <loext:graphic-properties draw:fill="none"/>
      <style:paragraph-properties fo:margin-left="0.199cm" fo:margin-right="0cm" fo:margin-top="0.4cm" fo:margin-bottom="0cm" loext:contextual-spacing="false" fo:line-height="150%" fo:text-align="justify" style:justify-single-word="false" fo:text-indent="0cm" style:auto-text-indent="false" fo:background-color="transparent" style:text-autospace="none"/>
      <style:text-properties fo:color="#1a237e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1c3d9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40" style:family="paragraph" style:parent-style-name="Table_20_Contents" style:list-style-name="L1">
      <loext:graphic-properties draw:fill="none"/>
      <style:paragraph-properties fo:margin-left="0.199cm" fo:margin-right="0cm" fo:margin-top="0.4cm" fo:margin-bottom="0cm" loext:contextual-spacing="false" fo:line-height="150%" fo:text-align="justify" style:justify-single-word="false" fo:text-indent="0cm" style:auto-text-indent="false" fo:background-color="transparent" style:text-autospace="none"/>
      <style:text-properties fo:color="#1a237e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2b2ec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41" style:family="paragraph" style:parent-style-name="Table_20_Contents" style:list-style-name="L2">
      <loext:graphic-properties draw:fill="none"/>
      <style:paragraph-properties fo:margin-top="0cm" fo:margin-bottom="0cm" loext:contextual-spacing="false" fo:line-height="150%" fo:text-align="justify" style:justify-single-word="false" fo:background-color="transparent" text:number-lines="false" text:line-number="0" style:text-autospace="none"/>
      <style:text-properties fo:color="#000000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8be89c" officeooo:paragraph-rsid="0112b2ec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 style:list-style-name="L2">
      <loext:graphic-properties draw:fill="none"/>
      <style:paragraph-properties fo:margin-top="0cm" fo:margin-bottom="0cm" loext:contextual-spacing="false" fo:line-height="150%" fo:text-align="justify" style:justify-single-word="false" fo:background-color="transparent" text:number-lines="false" text:line-number="0" style:text-autospace="none"/>
      <style:text-properties fo:language="ca" fo:country="ES" officeooo:paragraph-rsid="0112b2ec"/>
    </style:style>
    <style:style style:name="P43" style:family="paragraph" style:parent-style-name="Table_20_Contents" style:list-style-name="L2">
      <loext:graphic-properties draw:fill="none"/>
      <style:paragraph-properties fo:margin-left="0.4cm" fo:margin-right="0cm" fo:margin-top="0cm" fo:margin-bottom="0cm" loext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2b2ec"/>
    </style:style>
    <style:style style:name="P4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11c3d9"/>
    </style:style>
    <style:style style:name="T2" style:family="text">
      <style:text-properties style:font-name="Verdana" fo:font-size="8pt" fo:language="es" fo:country="ES" style:font-size-asian="8pt" style:font-size-complex="8pt"/>
    </style:style>
    <style:style style:name="T3" style:family="text">
      <style:text-properties style:font-name="Verdana" fo:font-size="8pt" fo:language="es" fo:country="ES" officeooo:rsid="00743f61" style:font-size-asian="8pt" style:font-size-complex="8pt"/>
    </style:style>
    <style:style style:name="T4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5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6" style:family="text">
      <style:text-properties fo:color="#000000" style:font-name="Verdana" fo:font-size="8pt" fo:language="es" fo:country="ES" officeooo:rsid="01018c8d" style:font-name-asian="Arial1" style:font-size-asian="8pt" style:font-name-complex="Arial1" style:font-size-complex="8pt"/>
    </style:style>
    <style:style style:name="T7" style:family="text">
      <style:text-properties fo:color="#000000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T8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8be89c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c6bf2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98d5de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Arial" fo:font-size="12pt" fo:language="ca" fo:country="ES" fo:font-style="italic" fo:text-shadow="none" style:text-underline-style="none" fo:font-weight="bold" officeooo:rsid="008be89c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6b0b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8be89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98d5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8be8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af97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98d5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98d5de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6c6bf2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6c6bf2" fo:background-color="#ffffff" loext:char-shading-value="0" style:font-name-asian="Arial1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8081b7" fo:background-color="#ffffff" loext:char-shading-value="0" style:font-name-asian="Arial1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8be89c" fo:background-color="#ffffff" loext:char-shading-value="0" style:font-name-asian="Arial1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98d5de" fo:background-color="#ffffff" loext:char-shading-value="0" style:font-name-asian="Arial1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Arial" fo:font-size="10pt" fo:letter-spacing="normal" fo:language="es" fo:country="ES" fo:font-style="normal" fo:text-shadow="none" style:text-underline-style="none" fo:font-weight="bold" officeooo:rsid="006c6bf2" fo:background-color="#ffffff" loext:char-shading-value="0" style:font-name-asian="Arial1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Andale Mono" fo:font-size="12pt" fo:language="ca" fo:country="ES" fo:font-style="normal" fo:text-shadow="none" style:text-underline-style="none" fo:font-weight="normal" officeooo:rsid="0098d5de" fo:background-color="#ffff00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Andale Mono" fo:font-size="12pt" fo:language="ca" fo:country="ES" fo:font-style="normal" fo:text-shadow="none" style:text-underline-style="none" fo:font-weight="normal" officeooo:rsid="008be89c" fo:background-color="#ffff00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8" style:family="text">
      <style:text-properties fo:color="#000000" style:font-name="Arial" fo:font-size="10pt" fo:letter-spacing="normal" fo:language="es" fo:country="ES" fo:font-style="normal" fo:font-weight="bold" officeooo:rsid="0088be62" fo:background-color="#ffffff" loext:char-shading-value="0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29" style:family="text">
      <style:text-properties fo:color="#2a3499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30" style:family="text">
      <style:text-properties fo:color="#2a3499" style:font-name="Arial" fo:font-size="20pt" style:rfc-language-tag="ca-ES-valencia" fo:language="ca" fo:country="ES" fo:font-weight="bold" officeooo:rsid="010e426c" style:font-size-asian="20pt" style:font-weight-asian="bold" style:font-size-complex="20pt" style:font-weight-complex="bold"/>
    </style:style>
    <style:style style:name="T31" style:family="text">
      <style:text-properties fo:color="#2a3499" style:font-name="Arial" fo:font-size="20pt" style:rfc-language-tag="ca-ES-valencia" fo:language="ca" fo:country="ES" fo:font-weight="bold" officeooo:rsid="0111c3d9" style:font-size-asian="20pt" style:font-weight-asian="bold" style:font-size-complex="20pt" style:font-weight-complex="bold"/>
    </style:style>
    <style:style style:name="T32" style:family="text">
      <style:text-properties fo:color="#2a3499" style:font-name="Arial" fo:font-size="20pt" style:rfc-language-tag="ca-ES-valencia" fo:language="ca" fo:country="ES" fo:font-weight="bold" officeooo:rsid="01149147" style:font-size-asian="20pt" style:font-weight-asian="bold" style:font-size-complex="20pt" style:font-weight-complex="bold"/>
    </style:style>
    <style:style style:name="T33" style:family="text">
      <style:text-properties fo:color="#2a3499" style:font-name="Arial" fo:font-size="20pt" style:rfc-language-tag="ca-ES-valencia" fo:language="ca" fo:country="ES" fo:font-weight="bold" officeooo:rsid="0111c3d9" style:font-name-asian="PingFang SC" style:font-size-asian="20pt" style:font-weight-asian="bold" style:font-name-complex="Arial Unicode MS" style:font-size-complex="20pt" style:font-weight-complex="bold"/>
    </style:style>
    <style:style style:name="T34" style:family="text">
      <style:text-properties style:text-outline="false" style:text-line-through-style="none" style:text-line-through-type="none" fo:font-style="normal" fo:text-shadow="none" style:text-underline-style="none" fo:font-weight="bold" officeooo:rsid="0088be62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35" style:family="text">
      <style:text-properties style:text-outline="false" style:text-line-through-style="none" style:text-line-through-type="none" fo:font-style="normal" fo:text-shadow="none" style:text-underline-style="none" fo:font-weight="normal" officeooo:rsid="0088be62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36" style:family="text">
      <style:text-properties style:text-outline="false" style:text-line-through-style="none" style:text-line-through-type="none" fo:font-style="normal" fo:text-shadow="none" style:text-underline-style="none" fo:font-weight="normal" officeooo:rsid="0093c0a9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37" style:family="text">
      <style:text-properties fo:color="#1a237e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8" style:family="text">
      <style:text-properties fo:color="#1a237e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2b2e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9" style:family="text">
      <style:text-properties fo:color="#1a237e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2b2ec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officeooo:rsid="0088be62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officeooo:rsid="0093c0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officeooo:rsid="006c6bf2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3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officeooo:rsid="00789816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4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88be62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5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93c0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6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6c6bf2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7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368d4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8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4c9b0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9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93c0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50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04c9b0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51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067eee6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52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officeooo:rsid="004c9b0d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53" style:family="text">
      <style:text-properties style:use-window-font-color="true" fo:letter-spacing="normal" fo:language="ca" fo:country="ES" fo:font-style="normal" officeooo:rsid="0088be62" style:font-name-asian="Times New Roman" style:font-size-asian="10.5pt" style:font-style-asian="normal" style:font-name-complex="Times New Roman" style:language-complex="ar" style:country-complex="SA" style:font-style-complex="normal"/>
    </style:style>
    <style:style style:name="T54" style:family="text">
      <style:text-properties style:use-window-font-color="true" fo:letter-spacing="normal" fo:language="ca" fo:country="ES" fo:font-style="normal" officeooo:rsid="0093c0a9" style:font-name-asian="Times New Roman" style:font-size-asian="10.5pt" style:font-style-asian="normal" style:font-name-complex="Times New Roman" style:language-complex="ar" style:country-complex="SA" style:font-style-complex="normal"/>
    </style:style>
    <style:style style:name="T55" style:family="text">
      <style:text-properties style:use-window-font-color="true" fo:letter-spacing="normal" fo:language="ca" fo:country="ES" fo:font-style="normal" fo:font-weight="normal" officeooo:rsid="0088be62" style:font-name-asian="Times New Roman" style:font-size-asian="10.5pt" style:font-style-asian="normal" style:font-weight-asian="normal" style:font-name-complex="Times New Roman" style:language-complex="ar" style:country-complex="SA" style:font-style-complex="normal"/>
    </style:style>
    <style:style style:name="T56" style:family="text">
      <style:text-properties style:use-window-font-color="true" fo:letter-spacing="normal" fo:language="ca" fo:country="ES" fo:font-style="normal" fo:font-weight="normal" officeooo:rsid="0093c0a9" style:font-name-asian="Times New Roman" style:font-size-asian="10.5pt" style:font-style-asian="normal" style:font-weight-asian="normal" style:font-name-complex="Times New Roman" style:language-complex="ar" style:country-complex="SA" style:font-style-complex="normal"/>
    </style:style>
    <style:style style:name="T57" style:family="text">
      <style:text-properties style:use-window-font-color="true" style:font-name="Arial" fo:font-size="12pt" fo:font-weight="bold" officeooo:rsid="0088be62" style:font-name-asian="Times New Roman" style:font-size-asian="10.5pt" style:font-weight-asian="bold" style:font-name-complex="Times New Roman" style:font-size-complex="12pt" style:language-complex="ar" style:country-complex="SA" style:font-weight-complex="bold"/>
    </style:style>
    <style:style style:name="T58" style:family="text">
      <style:text-properties style:use-window-font-color="true" style:font-name="Arial" fo:font-size="12pt" fo:font-weight="bold" officeooo:rsid="006c6bf2" style:font-name-asian="Times New Roman" style:font-size-asian="10.5pt" style:font-weight-asian="bold" style:font-name-complex="Times New Roman" style:font-size-complex="12pt" style:language-complex="ar" style:country-complex="SA" style:font-weight-complex="bold"/>
    </style:style>
    <style:style style:name="T59" style:family="text">
      <style:text-properties style:use-window-font-color="true" style:font-name="Arial" fo:font-size="12pt" fo:font-weight="bold" officeooo:rsid="00789816" style:font-name-asian="Times New Roman" style:font-size-asian="10.5pt" style:font-weight-asian="bold" style:font-name-complex="Times New Roman" style:font-size-complex="12pt" style:language-complex="ar" style:country-complex="SA" style:font-weight-complex="bold"/>
    </style:style>
    <style:style style:name="T60" style:family="text">
      <style:text-properties style:use-window-font-color="true" style:font-name="Arial" fo:font-size="12pt" officeooo:rsid="0088be62" style:font-name-asian="Times New Roman" style:font-size-asian="10.5pt" style:font-name-complex="Times New Roman" style:font-size-complex="12pt" style:language-complex="ar" style:country-complex="SA" style:font-weight-complex="bold"/>
    </style:style>
    <style:style style:name="T61" style:family="text">
      <style:text-properties style:use-window-font-color="true" style:font-name="Arial" fo:font-size="12pt" officeooo:rsid="006c6bf2" style:font-name-asian="Times New Roman" style:font-size-asian="10.5pt" style:font-name-complex="Times New Roman" style:font-size-complex="12pt" style:language-complex="ar" style:country-complex="SA" style:font-weight-complex="bold"/>
    </style:style>
    <style:style style:name="T62" style:family="text">
      <style:text-properties style:use-window-font-color="true" style:font-name="Arial" fo:font-size="12pt" officeooo:rsid="008b188e" style:font-name-asian="Times New Roman" style:font-size-asian="10.5pt" style:font-name-complex="Times New Roman" style:font-size-complex="12pt" style:language-complex="ar" style:country-complex="SA" style:font-weight-complex="bold"/>
    </style:style>
    <style:style style:name="T63" style:family="text">
      <style:text-properties fo:font-weight="bold" officeooo:rsid="006c6bf2" style:font-name-asian="Times New Roman" style:font-weight-asian="bold" style:font-name-complex="Times New Roman" style:language-complex="ar" style:country-complex="SA"/>
    </style:style>
    <style:style style:name="T64" style:family="text">
      <style:text-properties fo:font-weight="bold" officeooo:rsid="00789816" style:font-name-asian="Times New Roman" style:font-weight-asian="bold" style:font-name-complex="Times New Roman" style:language-complex="ar" style:country-complex="SA"/>
    </style:style>
    <style:style style:name="T65" style:family="text">
      <style:text-properties style:font-name-asian="Times New Roman" style:font-name-complex="Times New Roman" style:language-complex="ar" style:country-complex="SA"/>
    </style:style>
    <style:style style:name="T66" style:family="text">
      <style:text-properties officeooo:rsid="006c6bf2" style:font-name-asian="Times New Roman" style:font-name-complex="Times New Roman" style:language-complex="ar" style:country-complex="SA"/>
    </style:style>
    <style:style style:name="T67" style:family="text">
      <style:text-properties officeooo:rsid="0088be62" style:font-name-asian="Times New Roman" style:font-name-complex="Times New Roman" style:language-complex="ar" style:country-complex="SA"/>
    </style:style>
    <style:style style:name="T68" style:family="text">
      <style:text-properties officeooo:rsid="0093c0a9" style:font-name-asian="Times New Roman" style:font-name-complex="Times New Roman" style:language-complex="ar" style:country-complex="SA"/>
    </style:style>
    <style:style style:name="T69" style:family="text">
      <style:text-properties fo:font-size="12pt" fo:letter-spacing="normal" fo:font-style="normal" fo:font-weight="bold" officeooo:rsid="0093c0a9" fo:background-color="#ffffff" loext:char-shading-value="0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70" style:family="text">
      <style:text-properties fo:font-size="12pt" fo:letter-spacing="normal" fo:font-style="normal" officeooo:rsid="0088be62" fo:background-color="#ffffff" loext:char-shading-value="0" style:font-name-asian="Times New Roman" style:font-size-asian="10.5pt" style:font-style-asian="normal" style:font-name-complex="Times New Roman" style:font-size-complex="12pt" style:language-complex="ar" style:country-complex="SA" style:font-style-complex="normal" style:font-weight-complex="bold"/>
    </style:style>
    <style:style style:name="T71" style:family="text">
      <style:text-properties fo:font-size="12pt" fo:letter-spacing="normal" fo:font-style="normal" officeooo:rsid="0093c0a9" fo:background-color="#ffffff" loext:char-shading-value="0" style:font-name-asian="Times New Roman" style:font-size-asian="10.5pt" style:font-style-asian="normal" style:font-name-complex="Times New Roman" style:font-size-complex="12pt" style:language-complex="ar" style:country-complex="SA" style:font-style-complex="normal" style:font-weight-complex="bold"/>
    </style:style>
    <style:style style:name="T72" style:family="text">
      <style:text-properties fo:font-size="12pt" fo:letter-spacing="normal" fo:font-style="normal" officeooo:rsid="00a92076" fo:background-color="#ffffff" loext:char-shading-value="0" style:font-name-asian="Times New Roman" style:font-size-asian="10.5pt" style:font-style-asian="normal" style:font-name-complex="Times New Roman" style:font-size-complex="12pt" style:language-complex="ar" style:country-complex="SA" style:font-style-complex="normal" style:font-weight-complex="bold"/>
    </style:style>
    <style:style style:name="T73" style:family="text">
      <style:text-properties style:font-name="Arial" fo:language="ca" fo:country="ES"/>
    </style:style>
    <style:style style:name="T74" style:family="text">
      <style:text-properties officeooo:rsid="011491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3cm" fo:text-indent="-0.635cm" fo:margin-left="1.7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65cm" fo:text-indent="-0.635cm" fo:margin-left="2.36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cm" fo:text-indent="-0.635cm" fo:margin-left="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35cm" fo:text-indent="-0.635cm" fo:margin-left="3.6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h text:style-name="P29" text:outline-level="1"><text:span text:style-name="Strong_20_Emphasis"><text:span text:style-name="T29"/></text:span></text:h>
      <text:h text:style-name="P29" text:outline-level="1"><text:span text:style-name="Strong_20_Emphasis"><text:span text:style-name="T29"/></text:span></text:h>
      <text:h text:style-name="P29" text:outline-level="1"><text:span text:style-name="Strong_20_Emphasis"><text:span text:style-name="T29"/></text:span></text:h>
      <text:h text:style-name="P29" text:outline-level="1"><text:span text:style-name="Strong_20_Emphasis"><text:span text:style-name="T32">SA</text:span></text:span><text:span text:style-name="Strong_20_Emphasis"><text:span text:style-name="T29">0</text:span></text:span><text:span text:style-name="Strong_20_Emphasis"><text:span text:style-name="T31">6</text:span></text:span><text:span text:style-name="Strong_20_Emphasis"><text:span text:style-name="T29">A</text:span></text:span><text:span text:style-name="Strong_20_Emphasis"><text:span text:style-name="T30">P0</text:span></text:span><text:span text:style-name="Strong_20_Emphasis"><text:span text:style-name="T31">1</text:span></text:span><text:span text:style-name="Strong_20_Emphasis"><text:span text:style-name="T29">.- </text:span></text:span><text:span text:style-name="Strong_20_Emphasis"><text:span text:style-name="T33">Desplegament Web estàtica amb nginx</text:span></text:span></text:h>
      <text:h text:style-name="P26" text:outline-level="1"/>
      <text:h text:style-name="P27" text:outline-level="1"/>
      <text:h text:style-name="P28" text:outline-level="1"/>
      <text:p text:style-name="P13"/>
      <text:h text:style-name="P28" text:outline-level="1">Nom persona 1</text:h>
      <text:p text:style-name="P3"><text:span text:style-name="Strong_20_Emphasis"><text:span text:style-name="T27">Nom persona 2</text:span></text:span></text:p>
      <text:p text:style-name="P3"><text:span text:style-name="Strong_20_Emphasis"><text:span text:style-name="T27"/></text:span></text:p>
      <text:p text:style-name="P3"><text:span text:style-name="Strong_20_Emphasis"><text:span text:style-name="T27"/></text:span></text:p>
      <text:p text:style-name="P3"><text:span text:style-name="Strong_20_Emphasis"><text:span text:style-name="T27"/></text:span></text:p>
      <text:p text:style-name="P3"><text:span text:style-name="Strong_20_Emphasis"><text:span text:style-name="T27"/></text:span></text:p>
      <text:p text:style-name="P3"><text:span text:style-name="Strong_20_Emphasis"><text:span text:style-name="T27"/></text:span></text:p>
      <text:p text:style-name="P3"><text:soft-page-break/><text:span text:style-name="Strong_20_Emphasis"><text:span text:style-name="T27"/></text:span></text:p>
      <text:p text:style-name="P11"><text:span text:style-name="T50">Contesta </text:span><text:span text:style-name="T51">breument</text:span><text:span text:style-name="T50"> i amb les teues paraules a les següents </text:span><text:span text:style-name="T52">qüestions</text:span><text:span text:style-name="T50">:</text:span></text:p>
      <text:list xml:id="list3110653902" text:style-name="L1">
        <text:list-header>
          <text:p text:style-name="P20"><text:span text:style-name="T63">1.</text:span><text:span text:style-name="T64">1</text:span><text:span text:style-name="T63">.-</text:span><text:span text:style-name="T66"> </text:span><text:span text:style-name="T67">Explica com funciona el paràmetre run de Docker </text:span><text:span text:style-name="T68">executat al punt 2. </text:span><text:span text:style-name="T65"><text:s/></text:span></text:p>
        </text:list-header>
      </text:list>
      <table:table table:name="Table2" table:style-name="Table2">
        <table:table-column table:style-name="Table2.A"/>
        <table:table-row table:style-name="TableLine105553127269120">
          <table:table-cell table:style-name="Table2.A1" office:value-type="string">
            <text:list xml:id="list153939582846029" text:continue-numbering="true" text:style-name="L1">
              <text:list-header>
                <text:p text:style-name="P37"/>
              </text:list-header>
              <text:list-item>
                <text:p text:style-name="P39"/>
              </text:list-item>
            </text:list>
          </table:table-cell>
        </table:table-row>
      </table:table>
      <text:list xml:id="list153939594652463" text:continue-numbering="true" text:style-name="L1">
        <text:list-header>
          <text:p text:style-name="P30"/>
          <text:p text:style-name="P23"><text:span text:style-name="T42">1.</text:span><text:span text:style-name="T43">2</text:span><text:span text:style-name="T42">.-</text:span><text:span text:style-name="T46"> </text:span><text:span text:style-name="T45">Crea un nou contenidor a partir de la </text:span><text:span text:style-name="T41">imatge base nginx</text:span><text:span text:style-name="T45"> que estiga a la escolta del</text:span><text:span text:style-name="T44"> </text:span><text:span text:style-name="T40">port 8090</text:span><text:span text:style-name="T44"> del teu PC, i amb el nom ‘</text:span><text:span text:style-name="T40">nginx-8090</text:span><text:span text:style-name="T44">’</text:span><text:span text:style-name="T47">. </text:span><text:span text:style-name="T45">Accedeix amb el navegador i comprova que funciona correctament.</text:span></text:p>
        </text:list-header>
      </text:list>
      <table:table table:name="Table3" table:style-name="Table3">
        <table:table-column table:style-name="Table3.A"/>
        <table:table-row table:style-name="TableLine105553127265792">
          <table:table-cell table:style-name="Table3.A1" office:value-type="string">
            <text:list xml:id="list153937689944842" text:continue-numbering="true" text:style-name="L1">
              <text:list-header>
                <text:p text:style-name="P37"/>
              </text:list-header>
              <text:list-item>
                <text:p text:style-name="P39"/>
              </text:list-item>
            </text:list>
          </table:table-cell>
        </table:table-row>
      </table:table>
      <text:list xml:id="list153938408941347" text:continue-numbering="true" text:style-name="L1">
        <text:list-header>
          <text:p text:style-name="P35"/>
          <text:p text:style-name="P24"><text:span text:style-name="T34">1.3.- </text:span><text:span text:style-name="T35">Fes una captura de pantalla dels contenidors Docker que tens en execució </text:span><text:span text:style-name="T36">a la teua màquina.</text:span></text:p>
        </text:list-header>
      </text:list>
      <table:table table:name="Table5" table:style-name="Table5">
        <table:table-column table:style-name="Table5.A"/>
        <table:table-row table:style-name="TableLine105553127270912">
          <table:table-cell table:style-name="Table5.A1" office:value-type="string">
            <text:list xml:id="list153938113201385" text:continue-numbering="true" text:style-name="L1">
              <text:list-header>
                <text:p text:style-name="P37"/>
              </text:list-header>
              <text:list-item>
                <text:p text:style-name="P39"/>
              </text:list-item>
            </text:list>
          </table:table-cell>
        </table:table-row>
      </table:table>
      <text:list xml:id="list153939538048514" text:continue-numbering="true" text:style-name="L1">
        <text:list-header>
          <text:p text:style-name="P36"/>
          <text:p text:style-name="P23"><text:span text:style-name="T40">1.</text:span><text:span text:style-name="T41">4</text:span><text:span text:style-name="T40">.- </text:span><text:span text:style-name="T45">Para el contenidor docker y fes una captura de pantalla de tots els contenidors (incloent els que tens parats).</text:span></text:p>
        </text:list-header>
      </text:list>
      <table:table table:name="Table6" table:style-name="Table6">
        <table:table-column table:style-name="Table6.A"/>
        <table:table-row table:style-name="TableLine105553127261952">
          <table:table-cell table:style-name="Table6.A1" office:value-type="string">
            <text:list xml:id="list153939134794176" text:continue-numbering="true" text:style-name="L1">
              <text:list-header>
                <text:p text:style-name="P37"/>
              </text:list-header>
              <text:list-item>
                <text:p text:style-name="P39"/>
              </text:list-item>
            </text:list>
          </table:table-cell>
        </table:table-row>
      </table:table>
      <text:list xml:id="list153938427895331" text:continue-numbering="true" text:style-name="L1">
        <text:list-header>
          <text:p text:style-name="P35"/>
          <text:p text:style-name="P23"><text:span text:style-name="T40">1.</text:span><text:span text:style-name="T41">5</text:span><text:span text:style-name="T40">.- </text:span><text:span text:style-name="T49">Elimina de forma definitiva el contenidor amb nom ‘</text:span><text:span text:style-name="T44">nginx-8090</text:span><text:span text:style-name="T45">’. Pega un captura en la que demostres que s´ha eliminat correctament.</text:span></text:p>
        </text:list-header>
      </text:list>
      <table:table table:name="Table7" table:style-name="Table7">
        <table:table-column table:style-name="Table7.A"/>
        <table:table-row table:style-name="TableLine105553127270656">
          <table:table-cell table:style-name="Table7.A1" office:value-type="string">
            <text:list xml:id="list153939045569574" text:continue-numbering="true" text:style-name="L1">
              <text:list-header>
                <text:p text:style-name="P37"/>
              </text:list-header>
              <text:list-item>
                <text:p text:style-name="P39"/>
              </text:list-item>
            </text:list>
          </table:table-cell>
        </table:table-row>
      </table:table>
      <text:list xml:id="list153937971766516" text:continue-numbering="true" text:style-name="L1">
        <text:list-header>
          <text:p text:style-name="P35"/>
          <text:p text:style-name="P25"><text:soft-page-break/><text:span text:style-name="Emphasis"><text:span text:style-name="T53">1.</text:span></text:span><text:span text:style-name="Emphasis"><text:span text:style-name="T54">6</text:span></text:span><text:span text:style-name="Emphasis"><text:span text:style-name="T53">.- <text:s/></text:span></text:span><text:span text:style-name="Emphasis"><text:span text:style-name="T55">Fes una captura de </text:span></text:span><text:span text:style-name="Emphasis"><text:span text:style-name="T56">totes les imatges que tens al servidor i elimina la de nginx que has utilitzat al punt anterior.</text:span></text:span></text:p>
        </text:list-header>
      </text:list>
      <table:table table:name="Table4" table:style-name="Table4">
        <table:table-column table:style-name="Table4.A"/>
        <table:table-row table:style-name="TableLine105553127051264">
          <table:table-cell table:style-name="Table4.A1" office:value-type="string">
            <text:p text:style-name="P5"><text:s/></text:p>
            <text:p text:style-name="P10"/>
          </table:table-cell>
        </table:table-row>
      </table:table>
      <text:p text:style-name="P14"/>
      <text:p text:style-name="P12"><text:span text:style-name="T45">Llença un nou contenidor amb la imatge nginx i realitza les següents accions</text:span><text:span text:style-name="T48">:</text:span></text:p>
      <text:list xml:id="list153939196974417" text:continue-numbering="true" text:style-name="L1">
        <text:list-header>
          <text:p text:style-name="P22"><text:span text:style-name="T57">2</text:span><text:span text:style-name="T58">.</text:span><text:span text:style-name="T59">1</text:span><text:span text:style-name="T58">.-</text:span><text:span text:style-name="T61"> </text:span><text:span text:style-name="T60">Accedeix diverses vegades a la pàgina d’inici del servidor NGinx desplegat a</text:span><text:span text:style-name="T62">mb</text:span><text:span text:style-name="T60"> Docker, fent servir diferents navegadors, i posteriorment visualitza els logs del contenidor. Fes una captura de pantalla. </text:span></text:p>
        </text:list-header>
      </text:list>
      <table:table table:name="Table1" table:style-name="Table1">
        <table:table-column table:style-name="Table1.A"/>
        <table:table-row table:style-name="TableLine105553127047424">
          <table:table-cell table:style-name="Table1.A1" office:value-type="string">
            <text:p text:style-name="P6"/>
          </table:table-cell>
        </table:table-row>
      </table:table>
      <text:list xml:id="list153938025729579" text:continue-numbering="true" text:style-name="L1">
        <text:list-header>
          <text:p text:style-name="P32"/>
          <text:p text:style-name="P21"><text:span text:style-name="Emphasis"><text:span text:style-name="T69">2.2.- </text:span></text:span><text:span text:style-name="Emphasis"><text:span text:style-name="T70">¿</text:span></text:span><text:span text:style-name="Emphasis"><text:span text:style-name="T71">D</text:span></text:span><text:span text:style-name="Emphasis"><text:span text:style-name="T70">es de quin navegador web s’ha visitat la pàgina d'inici? <text:s/></text:span></text:span><text:span text:style-name="Emphasis"><text:span text:style-name="T72">Relaciona cadascuna de les entrades del log amb el navegador corresponent.</text:span></text:span></text:p>
        </text:list-header>
      </text:list>
      <table:table table:name="Table8" table:style-name="Table8">
        <table:table-column table:style-name="Table8.A"/>
        <table:table-row table:style-name="TableLine105553127275776">
          <table:table-cell table:style-name="Table8.A1" office:value-type="string">
            <text:p text:style-name="P4"><text:span text:style-name="T37">// </text:span><text:span text:style-name="T38">Pega una captura de pantalla </text:span><text:span text:style-name="T39">indicant</text:span><text:span text:style-name="T38"> la linea del log </text:span><text:span text:style-name="T39">que correspon a cada navegador</text:span></text:p>
            <text:list xml:id="list153938397393130" text:continue-numbering="true" text:style-name="L1">
              <text:list-item>
                <text:p text:style-name="P40"/>
              </text:list-item>
            </text:list>
          </table:table-cell>
        </table:table-row>
      </table:table>
      <text:p text:style-name="P16"><text:span text:style-name="Emphasis"><text:span text:style-name="T28"/></text:span></text:p>
      <text:p text:style-name="P17"><text:span text:style-name="T11">3</text:span><text:span text:style-name="T12">.1 </text:span><text:span text:style-name="T15">Crea una imatge docker personalitzada a partir de la imatge docker </text:span><text:span text:style-name="T25">n</text:span><text:span text:style-name="T26">ginx:latest</text:span><text:span text:style-name="T15"> <text:s/>que inclogui la pà</text:span><text:span text:style-name="T16">gina web estàtica ubicada en el </text:span><text:a xlink:type="simple" xlink:href="https://gitlab.com/alecogi-edu/ddaw-ud1-p1" text:style-name="Internet_20_link" text:visited-style-name="Visited_20_Internet_20_Link"><text:span text:style-name="T73">següent repositori</text:span></text:a><text:span text:style-name="T16">. </text:span><text:span text:style-name="T15">La imatge Docker deu crear-se amb la etiqueta </text:span><text:span text:style-name="T13">ud0</text:span><text:span text:style-name="T14">6</text:span><text:span text:style-name="T13">a0</text:span><text:span text:style-name="T14">1</text:span><text:span text:style-name="T13">-x-y</text:span><text:span text:style-name="T15">, a on </text:span><text:span text:style-name="T13">X</text:span><text:span text:style-name="T15"> e </text:span><text:span text:style-name="T13">Y</text:span><text:span text:style-name="T15"> seran els noms dels integrants del grup.</text:span><text:span text:style-name="T16"> Per finalitzar, </text:span><text:span text:style-name="T15">desplega </text:span><text:span text:style-name="T18">dos</text:span><text:span text:style-name="T15"> contenidor</text:span><text:span text:style-name="T17">s</text:span><text:span text:style-name="T15"> a partir de l’im</text:span><text:span text:style-name="T17">a</text:span><text:span text:style-name="T15">tge Docker creada </text:span><text:span text:style-name="T17">(recorda que han de ser diferents ports)</text:span><text:span text:style-name="T15"> </text:span><text:span text:style-name="T17">i </text:span><text:span text:style-name="T15"><text:s/></text:span><text:span text:style-name="T16">accedeix a ella des del host amfitrió. </text:span><text:span text:style-name="T19">Per demostrar que has fet correctament el desplegament de la web hauràs de (com a mínim) adjuntar captures de pantalla que demostren:</text:span></text:p>
      <text:p text:style-name="P18"/>
      <text:list xml:id="list3857660548" text:style-name="L2">
        <text:list-item>
          <text:p text:style-name="P41">El contingut del Dockerfile</text:p>
        </text:list-item>
      </text:list>
      <table:table table:name="Table9" table:style-name="Table9">
        <table:table-column table:style-name="Table9.A"/>
        <table:table-row table:style-name="TableLine105553127271680">
          <table:table-cell table:style-name="Table9.A1" office:value-type="string">
            <text:list xml:id="list153939296575828" text:continue-numbering="true" text:style-name="L2">
              <text:list-header>
                <text:p text:style-name="P38"/>
              </text:list-header>
            </text:list>
          </table:table-cell>
        </table:table-row>
      </table:table>
      <text:p text:style-name="P19"/>
      <text:p text:style-name="P19"><text:soft-page-break/></text:p>
      <text:list xml:id="list153938863011848" text:continue-numbering="true" text:style-name="L2">
        <text:list-item>
          <text:p text:style-name="P42"><text:span text:style-name="T8">El comandament utilitzat per crear la imatge personalitzada</text:span><text:span text:style-name="T9">.</text:span></text:p>
        </text:list-item>
      </text:list>
      <table:table table:name="Table10" table:style-name="Table10">
        <table:table-column table:style-name="Table10.A"/>
        <table:table-row table:style-name="TableLine105553127269888">
          <table:table-cell table:style-name="Table10.A1" office:value-type="string">
            <text:list xml:id="list153938796922889" text:continue-numbering="true" text:style-name="L2">
              <text:list-header>
                <text:p text:style-name="P38"/>
              </text:list-header>
            </text:list>
          </table:table-cell>
        </table:table-row>
      </table:table>
      <text:p text:style-name="P7"/>
      <text:list xml:id="list153937927425860" text:continue-numbering="true" text:style-name="L2">
        <text:list-item>
          <text:p text:style-name="P42"><text:span text:style-name="T8">El comandament utilitzat per desplegar el contenidor a partir de la imatge personalitzada</text:span><text:span text:style-name="T9">.</text:span></text:p>
        </text:list-item>
      </text:list>
      <table:table table:name="Table11" table:style-name="Table11">
        <table:table-column table:style-name="Table11.A"/>
        <table:table-row table:style-name="TableLine105553127267072">
          <table:table-cell table:style-name="Table11.A1" office:value-type="string">
            <text:list xml:id="list153939757399399" text:continue-numbering="true" text:style-name="L2">
              <text:list-header>
                <text:p text:style-name="P38"/>
              </text:list-header>
            </text:list>
          </table:table-cell>
        </table:table-row>
      </table:table>
      <text:list xml:id="list153939421479411" text:continue-numbering="true" text:style-name="L2">
        <text:list-header>
          <text:p text:style-name="P33"/>
        </text:list-header>
        <text:list-item>
          <text:p text:style-name="P42"><text:span text:style-name="T9">U</text:span><text:span text:style-name="T8">na captura del navegador, mostrant la web desplegada </text:span><text:span text:style-name="T10">i</text:span><text:span text:style-name="T8"> l'URL </text:span><text:span text:style-name="T10">per a cada contenidor</text:span></text:p>
        </text:list-item>
      </text:list>
      <table:table table:name="Table12" table:style-name="Table12">
        <table:table-column table:style-name="Table12.A"/>
        <table:table-row table:style-name="TableLine105553127270400">
          <table:table-cell table:style-name="Table12.A1" office:value-type="string">
            <text:list xml:id="list153937943768259" text:continue-numbering="true" text:style-name="L2">
              <text:list-header>
                <text:p text:style-name="P38"/>
              </text:list-header>
            </text:list>
          </table:table-cell>
        </table:table-row>
      </table:table>
      <text:list xml:id="list153938632783996" text:continue-numbering="true" text:style-name="L2">
        <text:list-header>
          <text:p text:style-name="P34"/>
        </text:list-header>
        <text:list-item>
          <text:p text:style-name="P43"><text:span text:style-name="Emphasis"><text:span text:style-name="T20">U</text:span></text:span><text:span text:style-name="Emphasis"><text:span text:style-name="T21">na captura de l'accés log </text:span></text:span><text:span text:style-name="Emphasis"><text:span text:style-name="T22">del contenidor, on puguem veure l'accés a la web </text:span></text:span><text:span text:style-name="Emphasis"><text:span text:style-name="T23">de cada contenidor</text:span></text:span></text:p>
        </text:list-item>
      </text:list>
      <table:table table:name="Table13" table:style-name="Table13">
        <table:table-column table:style-name="Table13.A"/>
        <table:table-row table:style-name="TableLine105553127255552">
          <table:table-cell table:style-name="Table13.A1" office:value-type="string">
            <text:list xml:id="list153939078837582" text:continue-numbering="true" text:style-name="L2">
              <text:list-header>
                <text:p text:style-name="P38"/>
              </text:list-header>
            </text:list>
          </table:table-cell>
        </table:table-row>
      </table:table>
      <text:list xml:id="list153939222154589" text:continue-numbering="true" text:style-name="L2">
        <text:list-header>
          <text:p text:style-name="P31"><text:span text:style-name="Emphasis"><text:span text:style-name="T24"/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"/>
    <style:font-face style:name="Courier New1" svg:font-family="'Courier New'" style:font-family-generic="modern"/>
    <style:font-face style:name="Arial1" svg:font-family="Arial, Arial" style:font-family-generic="swiss"/>
    <style:font-face style:name="Liberation Mono" svg:font-family="'Liberation Mono'" style:font-family-generic="modern" style:font-pitch="fixed"/>
    <style:font-face style:name="Andale Mono" svg:font-family="'Andale Mono'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/>
    </style:style>
    <style:style style:name="_5f_OOoComputerNumber" style:display-name="_OOoComputerNumber" style:family="text" style:parent-style-name="_5f_OOoComputerBase">
      <style:text-properties fo:color="#ff32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AltKeyWord" style:display-name="_OOoComputerAltKeyWord" style:family="text" style:parent-style-name="_5f_OOoComputerBase">
      <style:text-properties fo:color="#32008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JavaComment" style:display-name="_JavaComment" style:family="text" style:parent-style-name="_5f_OOoComputerComment">
      <style:text-properties fo:color="#99ccff"/>
    </style:style>
    <style:style style:name="_5f_JavaLiteral" style:display-name="_JavaLiteral" style:family="text" style:parent-style-name="_5f_OOoComputerLiteral">
      <style:text-properties fo:color="#0000ff"/>
    </style:style>
    <style:style style:name="_5f_JavaNumber" style:display-name="_JavaNumber" style:family="text" style:parent-style-name="_5f_OOoComputerNumber">
      <style:text-properties fo:color="#0000ff"/>
    </style:style>
    <style:style style:name="_5f_JavaKeyWord" style:display-name="_JavaKeyWord" style:family="text" style:parent-style-name="_5f_OOoComputerKeyWord">
      <style:text-properties fo:color="#99284c"/>
    </style:style>
    <style:style style:name="_5f_JavaAltKeyWord" style:display-name="_JavaAltKeyWord" style:family="text" style:parent-style-name="_5f_OOoComputerAltKeyWord">
      <style:text-properties fo:color="#991e99"/>
    </style:style>
    <style:style style:name="_5f_JavaIdent" style:display-name="_JavaIdent" style:family="text" style:parent-style-name="_5f_OOoComputerIdent">
      <style:text-properties fo:color="#000000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loext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officeooo:rsid="01149147"/>
    </style:style>
    <style:style style:name="MT2" style:family="text">
      <style:text-properties officeooo:rsid="0111c3d9"/>
    </style:style>
    <style:style style:name="MT3" style:family="text">
      <style:text-properties style:font-name="Verdana" fo:font-size="8pt" fo:language="es" fo:country="ES" style:font-size-asian="8pt" style:font-size-complex="8pt"/>
    </style:style>
    <style:style style:name="MT4" style:family="text">
      <style:text-properties fo:color="#000000" style:font-name="Verdana" fo:font-size="8pt" fo:language="es" fo:country="ES" officeooo:rsid="01018c8d" style:font-name-asian="Arial1" style:font-size-asian="8pt" style:font-name-complex="Arial1" style:font-size-complex="8pt"/>
    </style:style>
    <style:style style:name="MT5" style:family="text">
      <style:text-properties style:font-name="Verdana" fo:font-size="8pt" fo:language="es" fo:country="ES" officeooo:rsid="00743f61" style:font-size-asian="8pt" style:font-size-complex="8pt"/>
    </style:style>
    <style:style style:name="MT6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7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8" style:family="text">
      <style:text-properties fo:color="#000000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text:anchor-type="paragraph" draw:z-index="3" draw:name="Shape1" draw:style-name="Mgr1" draw:text-style-name="MP2" svg:width="1.308cm" svg:height="1.523cm" svg:x="16.409cm" svg:y="-1.162cm"><draw:image xlink:href="Pictures/1000020100000191000001A33FC0EAA2DBC0DDB1.png" xlink:type="simple" xlink:show="embed" xlink:actuate="onLoad" loext:mime-type="image/png"><text:p/></draw:image></draw:frame><text:span text:style-name="MT1">SA0</text:span><text:span text:style-name="MT2">6</text:span> – <text:span text:style-name="MT2">Containerització d’Aplicacions Web</text:span></text:p>
      </style:header>
      <style:footer>
        <text:p text:style-name="MP3"><text:span text:style-name="MT3"><text:page-number text:select-page="current">4</text:page-number></text:span><text:span text:style-name="MT3"><text:tab/><text:tab/></text:span><text:span text:style-name="MT4">Despliegue de Aplicaciones Web</text:span><text:span text:style-name="MT5"> - 2</text:span><text:span text:style-name="MT6">do</text:span><text:span text:style-name="MT7"> </text:span><text:span text:style-name="MT8">DAW</text:span></text:p>
      </style:footer>
    </style:master-page>
    <style:master-page style:name="HTML" style:page-layout-name="Mpm2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Herminia Sanchez</meta:initial-creator>
    <meta:creation-date>2012-10-09T22:22:28.26</meta:creation-date>
    <dc:date>2025-01-08T15:39:36.729845020</dc:date>
    <meta:editing-duration>PT18H45S</meta:editing-duration>
    <meta:editing-cycles>149</meta:editing-cycles>
    <meta:generator>LibreOffice/6.4.7.2$MacOSX_X86_64 LibreOffice_project/639b8ac485750d5696d7590a72ef1b496725cfb5</meta:generator>
    <meta:document-statistic meta:table-count="13" meta:image-count="0" meta:object-count="0" meta:page-count="4" meta:paragraph-count="48" meta:word-count="434" meta:character-count="2438" meta:non-whitespace-character-count="2054"/>
  </office:meta>
</office:document-meta>
</file>